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5.24933333333333cm"/>
    </style:style>
    <style:style style:name="co2" style:family="table-column">
      <style:table-column-properties fo:break-before="auto" style:column-width="12.213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8.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Ownership Authority Type Code</text:p>
          </table:table-cell>
          <table:table-cell office:value-type="string" table:style-name="ce2">
            <text:p>Ownership Authority Type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Facilit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Pers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Central -ES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Central - CGH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Central - HR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3">
            <text:p>Central - other ministrie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3">
            <text:p>Central - Railway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3">
            <text:p>Central - Militar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3">
            <text:p>State Government</text:p>
          </table:table-cell>
          <table:table-cell table:number-columns-repeated="16382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3">
            <text:p>Private - for profit</text:p>
          </table:table-cell>
          <table:table-cell table:number-columns-repeated="16382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3">
            <text:p>Private - Not for profit</text:p>
          </table:table-cell>
          <table:table-cell table:number-columns-repeated="16382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7T17:12:43Z</meta:creation-date>
    <dc:date>2020-04-29T12:08:38Z</dc:date>
    <meta:user-defined meta:name="WorkbookGuid">5acf3195-28a0-45a3-93df-56bca94482d1</meta:user-defined>
    <meta:user-defined meta:name="ConnectionInfosStorage">WorkbookXmlParts</meta:user-defined>
  </office:meta>
</office:document-meta>
</file>